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6af23" officeooo:paragraph-rsid="0073c964"/>
    </style:style>
    <style:style style:name="P5" style:family="paragraph" style:parent-style-name="Standard">
      <style:text-properties officeooo:rsid="00189057" officeooo:paragraph-rsid="00189057"/>
    </style:style>
    <style:style style:name="P6" style:family="paragraph" style:parent-style-name="Standard">
      <style:text-properties officeooo:rsid="00189057" officeooo:paragraph-rsid="001c60d8"/>
    </style:style>
    <style:style style:name="P7" style:family="paragraph" style:parent-style-name="Standard">
      <style:text-properties officeooo:rsid="00189057" officeooo:paragraph-rsid="00212478"/>
    </style:style>
    <style:style style:name="P8" style:family="paragraph" style:parent-style-name="Standard">
      <style:text-properties officeooo:rsid="00189057" officeooo:paragraph-rsid="0062dd66"/>
    </style:style>
    <style:style style:name="P9" style:family="paragraph" style:parent-style-name="Standard">
      <style:text-properties officeooo:rsid="00189057" officeooo:paragraph-rsid="0073c037"/>
    </style:style>
    <style:style style:name="P10" style:family="paragraph" style:parent-style-name="Standard">
      <style:text-properties officeooo:rsid="00189057" officeooo:paragraph-rsid="007d18cb"/>
    </style:style>
    <style:style style:name="P11" style:family="paragraph" style:parent-style-name="Standard">
      <style:text-properties officeooo:rsid="001132c8" officeooo:paragraph-rsid="001b3292"/>
    </style:style>
    <style:style style:name="P12" style:family="paragraph" style:parent-style-name="Standard">
      <style:text-properties officeooo:rsid="001132c8" officeooo:paragraph-rsid="001c60d8"/>
    </style:style>
    <style:style style:name="P13" style:family="paragraph" style:parent-style-name="Standard">
      <style:text-properties officeooo:rsid="001132c8" officeooo:paragraph-rsid="00212478"/>
    </style:style>
    <style:style style:name="P14" style:family="paragraph" style:parent-style-name="Standard">
      <style:text-properties officeooo:rsid="001132c8" officeooo:paragraph-rsid="0023797d"/>
    </style:style>
    <style:style style:name="P15" style:family="paragraph" style:parent-style-name="Standard">
      <style:text-properties officeooo:rsid="001132c8" officeooo:paragraph-rsid="00380be9"/>
    </style:style>
    <style:style style:name="P16" style:family="paragraph" style:parent-style-name="Standard">
      <style:text-properties officeooo:rsid="001132c8" officeooo:paragraph-rsid="0053ec41"/>
    </style:style>
    <style:style style:name="P17" style:family="paragraph" style:parent-style-name="Standard">
      <style:text-properties officeooo:rsid="001132c8" officeooo:paragraph-rsid="00649090"/>
    </style:style>
    <style:style style:name="P18" style:family="paragraph" style:parent-style-name="Standard">
      <style:text-properties officeooo:rsid="001132c8" officeooo:paragraph-rsid="0073c037"/>
    </style:style>
    <style:style style:name="P19" style:family="paragraph" style:parent-style-name="Standard">
      <style:text-properties officeooo:rsid="001132c8" officeooo:paragraph-rsid="0073c964"/>
    </style:style>
    <style:style style:name="P20" style:family="paragraph" style:parent-style-name="Standard">
      <style:text-properties officeooo:rsid="001132c8" officeooo:paragraph-rsid="0074e03c"/>
    </style:style>
    <style:style style:name="P21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22" style:family="paragraph" style:parent-style-name="Standard">
      <style:text-properties officeooo:rsid="001b3292" officeooo:paragraph-rsid="001b3292"/>
    </style:style>
    <style:style style:name="P23" style:family="paragraph" style:parent-style-name="Standard">
      <style:text-properties officeooo:rsid="001b3292" officeooo:paragraph-rsid="00212478"/>
    </style:style>
    <style:style style:name="P24" style:family="paragraph" style:parent-style-name="Standard">
      <style:text-properties officeooo:rsid="001b3292" officeooo:paragraph-rsid="00265f0a"/>
    </style:style>
    <style:style style:name="P25" style:family="paragraph" style:parent-style-name="Standard">
      <style:text-properties officeooo:rsid="001b3292" officeooo:paragraph-rsid="00649090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132c8" officeooo:paragraph-rsid="0073c964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6af23" officeooo:paragraph-rsid="0073c964" style:font-weight-asian="bold" style:font-weight-complex="bold"/>
    </style:style>
    <style:style style:name="P34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1e58ce" officeooo:paragraph-rsid="0073c964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189057" officeooo:paragraph-rsid="0073c964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46" style:family="paragraph" style:parent-style-name="Standard">
      <style:text-properties officeooo:rsid="002b55cd" officeooo:paragraph-rsid="002b55cd"/>
    </style:style>
    <style:style style:name="P47" style:family="paragraph" style:parent-style-name="Standard">
      <style:text-properties officeooo:rsid="002b55cd" officeooo:paragraph-rsid="0032f27b"/>
    </style:style>
    <style:style style:name="P48" style:family="paragraph" style:parent-style-name="Standard">
      <style:text-properties officeooo:paragraph-rsid="001c60d8"/>
    </style:style>
    <style:style style:name="P49" style:family="paragraph" style:parent-style-name="Standard">
      <style:text-properties officeooo:paragraph-rsid="002b5a0d"/>
    </style:style>
    <style:style style:name="P50" style:family="paragraph" style:parent-style-name="Standard">
      <style:text-properties officeooo:paragraph-rsid="002fe811"/>
    </style:style>
    <style:style style:name="P51" style:family="paragraph" style:parent-style-name="Standard">
      <style:text-properties officeooo:paragraph-rsid="0031bd0e"/>
    </style:style>
    <style:style style:name="P52" style:family="paragraph" style:parent-style-name="Standard">
      <style:text-properties officeooo:rsid="001c60d8" officeooo:paragraph-rsid="00380be9"/>
    </style:style>
    <style:style style:name="P53" style:family="paragraph" style:parent-style-name="Standard">
      <style:text-properties officeooo:rsid="001c60d8" officeooo:paragraph-rsid="0053ec41"/>
    </style:style>
    <style:style style:name="P54" style:family="paragraph" style:parent-style-name="Standard">
      <style:text-properties officeooo:rsid="001c60d8" officeooo:paragraph-rsid="00649090"/>
    </style:style>
    <style:style style:name="P55" style:family="paragraph" style:parent-style-name="Standard">
      <style:text-properties officeooo:rsid="001c60d8" officeooo:paragraph-rsid="0073c037"/>
    </style:style>
    <style:style style:name="P56" style:family="paragraph" style:parent-style-name="Standard">
      <style:text-properties officeooo:rsid="001c60d8" officeooo:paragraph-rsid="0073c964"/>
    </style:style>
    <style:style style:name="P57" style:family="paragraph" style:parent-style-name="Standard">
      <style:text-properties officeooo:rsid="002b5a0d" officeooo:paragraph-rsid="002b5a0d"/>
    </style:style>
    <style:style style:name="P58" style:family="paragraph" style:parent-style-name="Standard">
      <style:text-properties officeooo:rsid="001e6847" officeooo:paragraph-rsid="0053ec41"/>
    </style:style>
    <style:style style:name="P59" style:family="paragraph" style:parent-style-name="Standard">
      <style:text-properties officeooo:rsid="001e6847" officeooo:paragraph-rsid="00649090"/>
    </style:style>
    <style:style style:name="P60" style:family="paragraph" style:parent-style-name="Standard">
      <style:text-properties officeooo:rsid="001e6847" officeooo:paragraph-rsid="0073c037"/>
    </style:style>
    <style:style style:name="P61" style:family="paragraph" style:parent-style-name="Standard">
      <style:text-properties officeooo:rsid="001c60d8" officeooo:paragraph-rsid="007d18cb"/>
    </style:style>
    <style:style style:name="P62" style:family="paragraph" style:parent-style-name="Standard">
      <style:text-properties officeooo:rsid="001c60d8" officeooo:paragraph-rsid="007ea711"/>
    </style:style>
    <style:style style:name="P63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16af23" officeooo:paragraph-rsid="007ea711" style:font-size-asian="16pt" style:font-weight-asian="bold" style:font-size-complex="16pt" style:font-weight-complex="bold"/>
    </style:style>
    <style:style style:name="P67" style:family="paragraph" style:parent-style-name="Standard">
      <style:text-properties fo:font-size="16pt" fo:font-weight="bold" officeooo:rsid="00189057" officeooo:paragraph-rsid="007ea711" style:font-size-asian="16pt" style:font-weight-asian="bold" style:font-size-complex="16pt" style:font-weight-complex="bold"/>
    </style:style>
    <style:style style:name="P68" style:family="paragraph" style:parent-style-name="Standard">
      <style:text-properties fo:font-size="14pt" fo:font-weight="bold" officeooo:rsid="001e58ce" officeooo:paragraph-rsid="007ea711" style:font-size-asian="14pt" style:font-weight-asian="bold" style:font-size-complex="14pt" style:font-weight-complex="bold"/>
    </style:style>
    <style:style style:name="P69" style:family="paragraph" style:parent-style-name="Standard">
      <style:text-properties officeooo:rsid="0016af23" officeooo:paragraph-rsid="007ea711"/>
    </style:style>
    <style:style style:name="P70" style:family="paragraph" style:parent-style-name="Standard">
      <style:text-properties style:text-underline-style="solid" style:text-underline-width="auto" style:text-underline-color="font-color" fo:font-weight="bold" officeooo:rsid="001132c8" officeooo:paragraph-rsid="007ea711" style:font-weight-asian="bold" style:font-weight-complex="bold"/>
    </style:style>
    <style:style style:name="P71" style:family="paragraph" style:parent-style-name="Standard">
      <style:text-properties style:text-underline-style="solid" style:text-underline-width="auto" style:text-underline-color="font-color" fo:font-weight="bold" officeooo:rsid="0016af23" officeooo:paragraph-rsid="007ea711" style:font-weight-asian="bold" style:font-weight-complex="bold"/>
    </style:style>
    <style:style style:name="P72" style:family="paragraph" style:parent-style-name="Standard">
      <style:text-properties officeooo:rsid="001132c8" officeooo:paragraph-rsid="007ea711"/>
    </style:style>
    <style:style style:name="P73" style:family="paragraph" style:parent-style-name="Standard">
      <style:text-properties officeooo:rsid="001132c8" officeooo:paragraph-rsid="0084a663"/>
    </style:style>
    <style:style style:name="P74" style:family="paragraph" style:parent-style-name="Standard">
      <style:text-properties officeooo:rsid="001132c8" officeooo:paragraph-rsid="0087c1f9"/>
    </style:style>
    <style:style style:name="P75" style:family="paragraph" style:parent-style-name="Standard">
      <style:text-properties officeooo:rsid="00189057" officeooo:paragraph-rsid="007ea711"/>
    </style:style>
    <style:style style:name="P76" style:family="paragraph">
      <loext:graphic-properties draw:fill-color="#cccccc"/>
      <style:paragraph-properties fo:text-align="center"/>
    </style:style>
    <style:style style:name="P77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officeooo:rsid="0073c964"/>
    </style:style>
    <style:style style:name="T31" style:family="text">
      <style:text-properties officeooo:rsid="00760fa7"/>
    </style:style>
    <style:style style:name="T32" style:family="text">
      <style:text-properties officeooo:rsid="007b40f9"/>
    </style:style>
    <style:style style:name="T33" style:family="text">
      <style:text-properties officeooo:rsid="007d18cb"/>
    </style:style>
    <style:style style:name="T34" style:family="text">
      <style:text-properties officeooo:rsid="007ea711"/>
    </style:style>
    <style:style style:name="T35" style:family="text">
      <style:text-properties officeooo:rsid="007f127d"/>
    </style:style>
    <style:style style:name="T36" style:family="text">
      <style:text-properties fo:font-size="12pt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368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TAGE Abacus – Mr Vigier Michel</text:p>
      <text:p text:style-name="P40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34">Semaine 1 du 14 au 18 mai 2018</text:p>
      <text:p text:style-name="P1"/>
      <text:p text:style-name="P26"><text:span text:style-name="T3">Lundi </text:span>14/05/18 </text:p>
      <text:p text:style-name="P11"/>
      <text:p text:style-name="P11"><text:span text:style-name="T3"><text:tab/>-</text:span>Matin : Explication par M.Vigier du projet dans son ensemble, son entreprise, association, <text:tab/><text:tab/> <text:s/>but de l’ensemble et de chaque partie.</text:p>
      <text:p text:style-name="P11"/>
      <text:p text:style-name="P11"><text:tab/>Apr<text:span text:style-name="T3">e</text:span>m : Première réalisation d’une maquette graphique afin de savoir ou l’on va.</text:p>
      <text:p text:style-name="P11"/>
      <text:p text:style-name="P26"><text:span text:style-name="T4">Mardi </text:span>15/05/18 </text:p>
      <text:p text:style-name="P11"><text:tab/></text:p>
      <text:p text:style-name="P11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6"><text:span text:style-name="T3"><text:tab/><text:tab/><text:tab/>Pascal :travail à distance </text:span><text:s/></text:p>
      <text:p text:style-name="P11"><text:tab/><text:tab/><text:tab/></text:p>
      <text:p text:style-name="P22"><text:tab/>- Aprem :</text:p>
      <text:p text:style-name="P11"/>
      <text:p text:style-name="P11"><text:tab/><text:tab/>Manu : <text:span text:style-name="T4">débug php boulier ; installation sqlite pour la bdd et studio DBbrowser</text:span></text:p>
      <text:p text:style-name="P11"/>
      <text:p text:style-name="P27"><text:span text:style-name="T4">Mercredi </text:span>16/05/18 </text:p>
      <text:p text:style-name="P12"/>
      <text:p text:style-name="P12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11"><text:tab/></text:p>
      <text:p text:style-name="P27"><text:span text:style-name="T4">Jeudi </text:span>17/05/18 </text:p>
      <text:p text:style-name="P12"/>
      <text:p text:style-name="P16"><text:span text:style-name="T4"><text:tab/>-Matin et Aprem</text:span>: </text:p>
      <text:p text:style-name="P16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53"><text:tab/>Pascal : Correspondance Wordpress + BDD</text:p>
      <text:p text:style-name="P58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31">Vendredi <text:span text:style-name="T1">18/05/2018 </text:span></text:p>
      <text:p text:style-name="P1"/>
      <text:p text:style-name="P5"><text:tab/>-Matin : Réunion mise au point et validation page Index-accueil</text:p>
      <text:p text:style-name="P5"><text:tab/><text:tab/><text:tab/>Pascal : ajustement des couleurs sur le boulier,</text:p>
      <text:p text:style-name="P5"><text:tab/><text:tab/><text:tab/>Manu : démarrage wireframe desktop</text:p>
      <text:p text:style-name="P5"/>
      <text:p text:style-name="P6"><text:tab/>-Aprem : </text:p>
      <text:p text:style-name="P6"><text:tab/><text:tab/>Pascal : début mise en page</text:p>
      <text:p text:style-name="P6"><text:tab/><text:tab/>Manu : Wireframe &amp; Mockup de l’index </text:p>
      <text:p text:style-name="P6"/>
      <text:p text:style-name="P35"><text:soft-page-break/>Semaine <text:span text:style-name="T5">2</text:span> du <text:span text:style-name="T5">21</text:span> au <text:span text:style-name="T5">25</text:span> mai 2018</text:p>
      <text:p text:style-name="P21"/>
      <text:p text:style-name="P20"><text:span text:style-name="T12">Lundi 21</text:span><text:span text:style-name="T11">/05/18 </text:span><text:span text:style-name="T13"><text:tab/></text:span><text:span text:style-name="T3">Férié<text:tab/><text:tab/><text:tab/></text:span><text:span text:style-name="T7">Mardi 22</text:span><text:span text:style-name="T6">/05/18</text:span> </text:p>
      <text:p text:style-name="P13"><draw:custom-shape text:anchor-type="paragraph" draw:z-index="1" draw:name="Forme3" draw:style-name="gr2" draw:text-style-name="P77" svg:width="18.654cm" svg:height="8.467cm" svg:x="-1.104cm" svg:y="0.152cm"><text:p><text:span text:style-name="T36"><text:tab/></text:span><text:span text:style-name="T37">OVH : </text:span><text:span text:style-name="T37"><text:tab/></text:span><text:span text:style-name="T37"><text:tab/></text:span><text:span text:style-name="T37">Login : vm141060-ovh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MDP : 7855Qvpvs@</text:span></text:p><text:p><text:span text:style-name="T37"><text:tab/></text:span><text:span text:style-name="T37">Cluster : </text:span><text:span text:style-name="T37"><text:tab/></text:span><text:span text:style-name="T37"><text:tab/></text:span><text:span text:style-name="T37"><text:a xlink:href="ftp://ftp.cluster021.hosting.ovh.net:21/" xlink:type="simple">ftp://ftp.cluster021.hosting.ovh.net:21/</text:a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Identifiant : lecalculsm</text:span><text:span text:style-name="T37"><text:tab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MDP : 7855Qvpvs</text:span></text:p><text:p><text:span text:style-name="T19"><text:tab/></text:span></text:p><text:p><text:span text:style-name="T19"><text:tab/></text:span><text:span text:style-name="T37">WordPress sur OVH : </text:span><text:span text:style-name="T37"><text:tab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http://www.lecalculmental.fr/lecalculmental/</text:span></text:p><text:p><text:span text:style-name="T37"><text:tab/></text:span><text:span text:style-name="T37"><text:tab/></text:span><text:span text:style-name="T37"> </text:span><text:span text:style-name="T37"><text:tab/></text:span><text:span text:style-name="T37"><text:tab/></text:span><text:span text:style-name="T37"><text:tab/></text:span><text:span text:style-name="T37">Titre du site : lecalculmental</text:span></text:p><text:p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<text:tab/></text:span><text:span text:style-name="T37">Identifiant : contact-api@orange.fr</text:span></text:p><text:p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<text:tab/></text:span><text:span text:style-name="T37">MDP: pyv2T2Kj8(MHMr!z56</text:span></text:p><text:p><text:span text:style-name="T38"/></text:p><text:p><text:span text:style-name="T37"><text:tab/></text:span><text:span text:style-name="T37">Base De Données OVH : <text:s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Nom d'utilisateur : lecalculsmmichel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 <text:s text:c="5"/></text:span><text:span text:style-name="T37"><text:tab/></text:span><text:span text:style-name="T37">Nom de la base: <text:s text:c="3"/>lecalculsmmichel <text:s text:c="3"/></text:span></text:p><text:p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Adresse du serveur: lecalculsmmichel.mysql.db</text:span></text:p><text:p><text:span text:style-name="T37"><text:tab/></text:span><text:span text:style-name="T37"><text:tab/></text:span><text:span text:style-name="T37"><text:tab/></text:span><text:span text:style-name="T37"> <text:s/></text:span><text:span text:style-name="T37"><text:tab/></text:span><text:span text:style-name="T37"><text:tab/></text:span><text:span text:style-name="T37">MDP BDD: 7855Qvpvs</text:span></text:p><draw:enhanced-geometry svg:viewBox="0 0 21600 21600" draw:type="rectangle" draw:enhanced-path="M 0 0 L 21600 0 21600 21600 0 21600 0 0 Z N"/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polygon text:anchor-type="paragraph" draw:z-index="0" draw:name="Forme1" draw:style-name="gr1" draw:text-style-name="P76" svg:width="0cm" svg:height="0cm" svg:x="0.457cm" svg:y="0.379cm" svg:viewBox="0 0 0 0" draw:points="0,0"><text:p/></draw:polygon></text:p>
      <text:p text:style-name="P24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4"><text:tab/><text:tab/>Manu : <text:span text:style-name="T10">Wireframe</text:span><text:tab/></text:p>
      <text:p text:style-name="P23"><text:tab/>- Aprem : </text:p>
      <text:p text:style-name="P13"><text:tab/><text:tab/><text:span text:style-name="T10">Pascal : Idem que le matin</text:span></text:p>
      <text:p text:style-name="P13"><text:tab/><text:tab/>Manu : <text:span text:style-name="T10">Wireframe</text:span></text:p>
      <text:p text:style-name="P13"/>
      <text:p text:style-name="P13"><text:span text:style-name="T7">Mercredi 23</text:span><text:span text:style-name="T6">/05/18</text:span> </text:p>
      <text:p text:style-name="P13"/>
      <text:p text:style-name="P15"><text:tab/><text:span text:style-name="T4">-Matin : Wireframe - Wordpress</text:span></text:p>
      <text:p text:style-name="P52"><text:tab/> <text:tab/>Pascal : Choix du thème et plugins</text:p>
      <text:p text:style-name="P15"><text:tab/><text:tab/>Manu : <text:span text:style-name="T10">Wireframe</text:span></text:p>
      <text:p text:style-name="P13"><text:tab/></text:p>
      <text:p text:style-name="P13"><text:tab/><text:span text:style-name="T9">-Aprem : Wordpress </text:span></text:p>
      <text:p text:style-name="P15"><text:tab/><text:tab/><text:span text:style-name="T4">Pascal : Démarrage du site </text:span></text:p>
      <text:p text:style-name="P15"><text:tab/><text:tab/>Manu : <text:span text:style-name="T9">Mise en place du parallaxe pour le boulier sur Wordpress </text:span></text:p>
      <text:p text:style-name="P13"/>
      <text:p text:style-name="P13"><text:span text:style-name="T7">Jeudi 24</text:span><text:span text:style-name="T6">/05/18 </text:span></text:p>
      <text:p text:style-name="P13"/>
      <text:p text:style-name="P13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3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8"><text:tab/>-Matin : <text:span text:style-name="T23">Mise à niveau version Ubuntu 17.04 vers Ubuntu 17.10, plantage, donc migrer vers <text:tab/><text:tab/>Linux Mint 18.04 .</text:span></text:p>
      <text:p text:style-name="P7"><text:tab/>-Aprem : <text:span text:style-name="T23">Réinstallation de tous les logiciels, Bdd + avancement site + recherche intégration <text:tab/><text:tab/> <text:s text:c="2"/>fichiers js, php, css (plugin fromscratch).</text:span></text:p>
      <text:p text:style-name="P42"><text:soft-page-break/></text:p>
      <text:p text:style-name="P41">STAGE Abacus – Mr Vigier Michel</text:p>
      <text:p text:style-name="P41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1"/>
      <text:p text:style-name="P41"/>
      <text:p text:style-name="P3"/>
      <text:p text:style-name="P36">Semaine <text:span text:style-name="T24">3</text:span> du <text:span text:style-name="T24">28</text:span> au <text:span text:style-name="T31">1 juin</text:span> 2018</text:p>
      <text:p text:style-name="P3"/>
      <text:p text:style-name="P28"><text:span text:style-name="T3">Lundi 28</text:span>/05/18 </text:p>
      <text:p text:style-name="P17"/>
      <text:p text:style-name="P17"><text:span text:style-name="T3"><text:tab/>-</text:span>Matin : <text:span text:style-name="T25">Récupération et travail sur la BDD + Formulaires de contact + Formulaire de <text:tab/>connexion</text:span></text:p>
      <text:p text:style-name="P17"/>
      <text:p text:style-name="P17"><text:tab/>Apr<text:span text:style-name="T3">e</text:span>m : <text:span text:style-name="T26">Tentative de récupération du wordpress suite à un crash d’OVH, </text:span></text:p>
      <text:p text:style-name="P17"/>
      <text:p text:style-name="P28"><text:span text:style-name="T4">Mardi 29</text:span>/05/18 </text:p>
      <text:p text:style-name="P17"><text:tab/></text:p>
      <text:p text:style-name="P17"><text:tab/><text:span text:style-name="T3">-Matin : Déploiement d’un nouveau worpress suite au crash d’OVH. Tentative de <text:tab/>récupération des données</text:span></text:p>
      <text:p text:style-name="P17"><text:tab/><text:tab/><text:tab/></text:p>
      <text:p text:style-name="P25"><text:tab/>- Aprem : <text:span text:style-name="T27">Recommencer depuis zéro le site car la totalité des infos sont perdues</text:span></text:p>
      <text:p text:style-name="P17"/>
      <text:p text:style-name="P17"><text:tab/><text:tab/></text:p>
      <text:p text:style-name="P17"/>
      <text:p text:style-name="P28"><text:span text:style-name="T4">Mercredi 30</text:span>/05/18 </text:p>
      <text:p text:style-name="P17"/>
      <text:p text:style-name="P17"><text:tab/><text:span text:style-name="T4">-Matin : Création du site + retouche des logos Gimp + Photoshop</text:span></text:p>
      <text:p text:style-name="P17"><text:tab/>-<text:span text:style-name="T28">Aprem : dev site suite</text:span></text:p>
      <text:p text:style-name="P17"><text:tab/></text:p>
      <text:p text:style-name="P29"><text:span text:style-name="T4">Jeudi 31</text:span>/05/18 </text:p>
      <text:p text:style-name="P17"/>
      <text:p text:style-name="P17"><text:span text:style-name="T4"><text:tab/>-Matin et Aprem</text:span>: </text:p>
      <text:p text:style-name="P17"><text:tab/></text:p>
      <text:p text:style-name="P54"><text:tab/>Pascal : <text:span text:style-name="T29">Intégration texte web + creation du nouveau logo</text:span></text:p>
      <text:p text:style-name="P59"><text:tab/>Manu : <text:span text:style-name="T29">BDD</text:span></text:p>
      <text:p text:style-name="P3"/>
      <text:p text:style-name="P3"><text:tab/></text:p>
      <text:p text:style-name="P3"/>
      <text:p text:style-name="P3"/>
      <text:p text:style-name="P32">Vendredi <text:span text:style-name="T4">01/06/18 </text:span></text:p>
      <text:p text:style-name="P3"/>
      <text:p text:style-name="P9"><text:tab/><text:span text:style-name="T4">-Matin et Aprem: </text:span></text:p>
      <text:p text:style-name="P18"><text:tab/></text:p>
      <text:p text:style-name="P55"><text:tab/>Pascal : <text:span text:style-name="T29">Intégration texte web + creation du nouveau logo</text:span></text:p>
      <text:p text:style-name="P60"><text:tab/>Manu : <text:span text:style-name="T32">Récuperation de PHPMyAdmin + BDD + Visite du formateur pour une mise au <text:tab/><text:tab/><text:tab/> point</text:span></text:p>
      <text:p text:style-name="P43"/>
      <text:p text:style-name="P42"/>
      <text:p text:style-name="P42"/>
      <text:p text:style-name="P42"><text:soft-page-break/></text:p>
      <text:p text:style-name="P37">Semaine <text:span text:style-name="T30">4</text:span> du <text:span text:style-name="T30">4</text:span> au <text:span text:style-name="T30">8 juin</text:span> 2018</text:p>
      <text:p text:style-name="P4"/>
      <text:p text:style-name="P30"><text:span text:style-name="T3">Lundi 04/06/</text:span>18 </text:p>
      <text:p text:style-name="P19"/>
      <text:p text:style-name="P19"><text:span text:style-name="T3"><text:tab/>-</text:span>Matin : <text:span text:style-name="T30">Réunion de présentation avec M.Vigier sur les actions réalisées, à modifier, à <text:tab/><text:tab/><text:tab/>réaliser. Mise à jour du cahier des charges pour la partie exercice et réalisation d’un <text:tab/><text:tab/>planning d’action</text:span></text:p>
      <text:p text:style-name="P19"/>
      <text:p text:style-name="P19"><text:tab/><text:span text:style-name="T26"> </text:span></text:p>
      <text:p text:style-name="P19"/>
      <text:p text:style-name="P30"><text:span text:style-name="T4">Mardi 05/06/</text:span>18</text:p>
      <text:p text:style-name="P19"><text:tab/><text:span text:style-name="T33">Construction du script back et front en PHP</text:span></text:p>
      <text:p text:style-name="P19"><text:tab/></text:p>
      <text:p text:style-name="P19"/>
      <text:p text:style-name="P19"><text:tab/><text:tab/></text:p>
      <text:p text:style-name="P19"/>
      <text:p text:style-name="P30"><text:span text:style-name="T4">Mercredi 06/06/</text:span>18 </text:p>
      <text:p text:style-name="P19"><text:tab/><text:span text:style-name="T33">Modélisation des requettes SQL</text:span></text:p>
      <text:p text:style-name="P19"><text:tab/></text:p>
      <text:p text:style-name="P19"><text:tab/></text:p>
      <text:p text:style-name="P30"><text:span text:style-name="T4">Jeudi <text:s/>07/06/</text:span>18</text:p>
      <text:p text:style-name="P19"/>
      <text:p text:style-name="P61"><text:tab/>Modélisation des requettes SQL + Construction du script back et front en PHP</text:p>
      <text:p text:style-name="P19"><text:tab/></text:p>
      <text:p text:style-name="P56"><text:tab/></text:p>
      <text:p text:style-name="P4"/>
      <text:p text:style-name="P4"/>
      <text:p text:style-name="P33">Vendredi <text:span text:style-name="T4">08/06/18 </text:span></text:p>
      <text:p text:style-name="P4"/>
      <text:p text:style-name="P10"><text:tab/><text:span text:style-name="T4">Modélisation des requettes SQL + Construction du script back et front en PHP</text:span></text:p>
      <text:p text:style-name="P19"><text:tab/></text:p>
      <text:p text:style-name="P56"><text:tab/></text:p>
      <text:p text:style-name="P44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><text:soft-page-break/>STAGE Abacus – Mr Vigier Michel</text:p>
      <text:p text:style-name="P64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42"/>
      <text:p text:style-name="P42"/>
      <text:p text:style-name="P42"/>
      <text:p text:style-name="P66"/>
      <text:p text:style-name="P68">Semaine <text:span text:style-name="T34">5</text:span> du <text:span text:style-name="T34">11</text:span> au <text:span text:style-name="T34">15 juin</text:span> 2018</text:p>
      <text:p text:style-name="P69"/>
      <text:p text:style-name="P70"><text:span text:style-name="T3">Lundi 11/06/</text:span>18 </text:p>
      <text:p text:style-name="P72"/>
      <text:p text:style-name="P73"><text:span text:style-name="T3"><text:tab/>Modélisation des requettes SQL + Construction du script back et front en PHP pour la page <text:tab/>À toi de jouer .</text:span></text:p>
      <text:p text:style-name="P72"><text:tab/></text:p>
      <text:p text:style-name="P72"><text:tab/><text:span text:style-name="T26"> </text:span></text:p>
      <text:p text:style-name="P72"/>
      <text:p text:style-name="P70"><text:span text:style-name="T4">Mardi 12/06/</text:span>18</text:p>
      <text:p text:style-name="P72"><text:tab/></text:p>
      <text:p text:style-name="P74"><text:span text:style-name="T3"><text:tab/>Modélisation des requettes SQL + Construction du script back et front en PHP pour la page <text:tab/>À toi de jouer .</text:span></text:p>
      <text:p text:style-name="P72"><text:tab/></text:p>
      <text:p text:style-name="P72"/>
      <text:p text:style-name="P72"><text:tab/><text:tab/></text:p>
      <text:p text:style-name="P72"/>
      <text:p text:style-name="P70"><text:span text:style-name="T4">Mercredi 13/06/</text:span>18 </text:p>
      <text:p text:style-name="P72"><text:tab/><text:span text:style-name="T33">L</text:span></text:p>
      <text:p text:style-name="P72"><text:tab/></text:p>
      <text:p text:style-name="P72"><text:tab/></text:p>
      <text:p text:style-name="P70"><text:span text:style-name="T4">Jeudi <text:s/>14/06/</text:span>18</text:p>
      <text:p text:style-name="P72"/>
      <text:p text:style-name="P62"><text:tab/></text:p>
      <text:p text:style-name="P72"><text:tab/></text:p>
      <text:p text:style-name="P62"><text:tab/></text:p>
      <text:p text:style-name="P69"/>
      <text:p text:style-name="P69"/>
      <text:p text:style-name="P71">Vendredi <text:span text:style-name="T35">15/06/18 </text:span></text:p>
      <text:p text:style-name="P69"/>
      <text:p text:style-name="P75"><text:tab/></text:p>
      <text:p text:style-name="P72"><text:tab/></text:p>
      <text:p text:style-name="P62"><text:tab/></text:p>
      <text:p text:style-name="P6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STAGE Abacus – Mr Vigier Michel</text:p>
      <text:p text:style-name="P39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8"><text:tab/><text:tab/><text:tab/><text:tab/><text:tab/></text:p>
      <text:p text:style-name="P38"/>
      <text:p text:style-name="P45"><text:span text:style-name="T15">NOS</text:span> LIENS UTILES : </text:p>
      <text:p text:style-name="P45"/>
      <text:p text:style-name="P49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9"/>
      <text:p text:style-name="P49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9"/>
      <text:p text:style-name="P57">You Tube Association Innumérisme </text:p>
      <text:p text:style-name="P49"><text:a xlink:type="simple" xlink:href="https://www.youtube.com/channel/UCmOBMvmQc_3A99L8OwEzfPw/featured" text:style-name="Internet_20_link" text:visited-style-name="Visited_20_Internet_20_Link"/></text:p>
      <text:p text:style-name="P49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9"/>
      <text:p text:style-name="P50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50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6"/>
      <text:p text:style-name="P47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47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6"/>
      <text:p text:style-name="P46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46"/>
      <text:p text:style-name="P51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51"/>
      <text:p text:style-name="P51"/>
      <text:p text:style-name="P46"/>
      <text:p text:style-name="P46"/>
      <text:p text:style-name="P46"/>
      <text:p text:style-name="P6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05:28.340718327</meta:creation-date>
    <meta:editing-duration>P1DT5H46M15S</meta:editing-duration>
    <meta:editing-cycles>11</meta:editing-cycles>
    <meta:generator>LibreOffice/5.1.6.2$Linux_X86_64 LibreOffice_project/10m0$Build-2</meta:generator>
    <dc:date>2018-06-12T16:28:20.113028680</dc:date>
    <meta:document-statistic meta:table-count="0" meta:image-count="0" meta:object-count="0" meta:page-count="7" meta:paragraph-count="136" meta:word-count="763" meta:character-count="5098" meta:non-whitespace-character-count="4198"/>
  </office:meta>
</office:document-meta>
</file>